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 fo:background-color="transparent">
        <style:background-image/>
      </style:table-properties>
    </style:style>
    <style:style style:name="Таблица1.A" style:family="table-column">
      <style:table-column-properties style:column-width="1.612cm" style:rel-column-width="6214*"/>
    </style:style>
    <style:style style:name="Таблица1.B" style:family="table-column">
      <style:table-column-properties style:column-width="2.983cm" style:rel-column-width="11498*"/>
    </style:style>
    <style:style style:name="Таблица1.C" style:family="table-column">
      <style:table-column-properties style:column-width="3.103cm" style:rel-column-width="11960*"/>
    </style:style>
    <style:style style:name="Таблица1.D" style:family="table-column">
      <style:table-column-properties style:column-width="9.303cm" style:rel-column-width="3586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5" style:family="table-row">
      <style:table-row-properties fo:background-color="transparent">
        <style:background-image/>
      </style:table-row-properties>
    </style:style>
    <style:style style:name="Таблица1.A5" style:family="table-cell">
      <style:table-cell-properties fo:background-color="#81d41a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5" style:family="table-cell">
      <style:table-cell-properties fo:background-color="#81d41a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A13" style:family="table-cell">
      <style:table-cell-properties fo:padding="0.097cm" fo:border-left="1.5pt solid #000000" fo:border-right="none" fo:border-top="1.5pt solid #000000" fo:border-bottom="1.5pt solid #000000"/>
    </style:style>
    <style:style style:name="Таблица1.B13" style:family="table-cell">
      <style:table-cell-properties fo:padding="0.097cm" fo:border-left="1.5pt solid #000000" fo:border-right="none" fo:border-top="1.5pt solid #000000" fo:border-bottom="1.5pt solid #000000"/>
    </style:style>
    <style:style style:name="Таблица1.C13" style:family="table-cell">
      <style:table-cell-properties fo:padding="0.097cm" fo:border-left="1.5pt solid #000000" fo:border-right="none" fo:border-top="1.5pt solid #000000" fo:border-bottom="1.5pt solid #000000"/>
    </style:style>
    <style:style style:name="Таблица1.D13" style:family="table-cell">
      <style:table-cell-properties fo:padding="0.097cm" fo:border="1.5pt solid #000000"/>
    </style:style>
    <style:style style:name="Таблица1.A14" style:family="table-cell">
      <style:table-cell-properties fo:padding="0.097cm" fo:border-left="1.5pt solid #000000" fo:border-right="none" fo:border-top="none" fo:border-bottom="1.5pt solid #000000"/>
    </style:style>
    <style:style style:name="Таблица1.B14" style:family="table-cell">
      <style:table-cell-properties fo:padding="0.097cm" fo:border-left="1.5pt solid #000000" fo:border-right="none" fo:border-top="none" fo:border-bottom="1.5pt solid #000000"/>
    </style:style>
    <style:style style:name="Таблица1.C14" style:family="table-cell">
      <style:table-cell-properties fo:padding="0.097cm" fo:border-left="1.5pt solid #000000" fo:border-right="none" fo:border-top="none" fo:border-bottom="1.5pt solid #000000"/>
    </style:style>
    <style:style style:name="Таблица1.D14" style:family="table-cell">
      <style:table-cell-properties fo:padding="0.097cm" fo:border-left="1.5pt solid #000000" fo:border-right="1.5pt solid #000000" fo:border-top="none" fo:border-bottom="1.5pt solid #000000"/>
    </style:style>
    <style:style style:name="Таблица1.A15" style:family="table-cell">
      <style:table-cell-properties fo:padding="0.097cm" fo:border-left="1.5pt solid #000000" fo:border-right="none" fo:border-top="none" fo:border-bottom="1.5pt solid #000000"/>
    </style:style>
    <style:style style:name="Таблица1.B15" style:family="table-cell">
      <style:table-cell-properties fo:padding="0.097cm" fo:border-left="1.5pt solid #000000" fo:border-right="none" fo:border-top="none" fo:border-bottom="1.5pt solid #000000"/>
    </style:style>
    <style:style style:name="Таблица1.C15" style:family="table-cell">
      <style:table-cell-properties fo:padding="0.097cm" fo:border-left="1.5pt solid #000000" fo:border-right="none" fo:border-top="none" fo:border-bottom="1.5pt solid #000000"/>
    </style:style>
    <style:style style:name="Таблица1.D15" style:family="table-cell">
      <style:table-cell-properties fo:padding="0.097cm" fo:border-left="1.5pt solid #000000" fo:border-right="1.5pt solid #000000" fo:border-top="none" fo:border-bottom="1.5pt solid #000000"/>
    </style:style>
    <style:style style:name="Таблица1.A22" style:family="table-cell">
      <style:table-cell-properties fo:padding="0.097cm" fo:border-left="1.5pt solid #000000" fo:border-right="none" fo:border-top="1.5pt solid #000000" fo:border-bottom="1.5pt solid #000000"/>
    </style:style>
    <style:style style:name="Таблица1.B22" style:family="table-cell">
      <style:table-cell-properties fo:padding="0.097cm" fo:border-left="1.5pt solid #000000" fo:border-right="none" fo:border-top="1.5pt solid #000000" fo:border-bottom="1.5pt solid #000000"/>
    </style:style>
    <style:style style:name="Таблица1.C22" style:family="table-cell">
      <style:table-cell-properties fo:padding="0.097cm" fo:border-left="1.5pt solid #000000" fo:border-right="none" fo:border-top="1.5pt solid #000000" fo:border-bottom="1.5pt solid #000000"/>
    </style:style>
    <style:style style:name="Таблица1.D22" style:family="table-cell">
      <style:table-cell-properties fo:padding="0.097cm" fo:border="1.5pt solid #000000"/>
    </style:style>
    <style:style style:name="Таблица1.A23" style:family="table-cell">
      <style:table-cell-properties fo:padding="0.097cm" fo:border-left="1.5pt solid #000000" fo:border-right="none" fo:border-top="none" fo:border-bottom="1.5pt solid #000000"/>
    </style:style>
    <style:style style:name="Таблица1.B23" style:family="table-cell">
      <style:table-cell-properties fo:padding="0.097cm" fo:border-left="1.5pt solid #000000" fo:border-right="none" fo:border-top="none" fo:border-bottom="1.5pt solid #000000"/>
    </style:style>
    <style:style style:name="Таблица1.C23" style:family="table-cell">
      <style:table-cell-properties fo:padding="0.097cm" fo:border-left="1.5pt solid #000000" fo:border-right="none" fo:border-top="none" fo:border-bottom="1.5pt solid #000000"/>
    </style:style>
    <style:style style:name="Таблица1.D23" style:family="table-cell">
      <style:table-cell-properties fo:padding="0.097cm" fo:border-left="1.5pt solid #000000" fo:border-right="1.5pt solid #000000" fo:border-top="none" fo:border-bottom="1.5pt solid #000000"/>
    </style:style>
    <style:style style:name="Таблица1.A24" style:family="table-cell">
      <style:table-cell-properties fo:padding="0.097cm" fo:border-left="1.5pt solid #000000" fo:border-right="none" fo:border-top="none" fo:border-bottom="1.5pt solid #000000"/>
    </style:style>
    <style:style style:name="Таблица1.B24" style:family="table-cell">
      <style:table-cell-properties fo:padding="0.097cm" fo:border-left="1.5pt solid #000000" fo:border-right="none" fo:border-top="none" fo:border-bottom="1.5pt solid #000000"/>
    </style:style>
    <style:style style:name="Таблица1.C24" style:family="table-cell">
      <style:table-cell-properties fo:padding="0.097cm" fo:border-left="1.5pt solid #000000" fo:border-right="none" fo:border-top="none" fo:border-bottom="1.5pt solid #000000"/>
    </style:style>
    <style:style style:name="Таблица1.D24" style:family="table-cell">
      <style:table-cell-properties fo:padding="0.097cm" fo:border-left="1.5pt solid #000000" fo:border-right="1.5pt solid #000000" fo:border-top="none" fo:border-bottom="1.5pt solid #000000"/>
    </style:style>
    <style:style style:name="Таблица1.A26" style:family="table-cell">
      <style:table-cell-properties fo:background-color="#c9211e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26" style:family="table-cell">
      <style:table-cell-properties fo:background-color="#c9211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B27" style:family="table-cell">
      <style:table-cell-properties fo:padding="0.097cm" fo:border-left="none" fo:border-right="none" fo:border-top="0.5pt solid #000000" fo:border-bottom="0.5pt solid #000000"/>
    </style:style>
    <style:style style:name="Таблица1.C27" style:family="table-cell">
      <style:table-cell-properties fo:padding="0.097cm" fo:border-left="none" fo:border-right="none" fo:border-top="0.5pt solid #000000" fo:border-bottom="0.5pt solid #000000"/>
    </style:style>
    <style:style style:name="Таблица1.D27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416cm" style:rel-column-width="5461*"/>
    </style:style>
    <style:style style:name="Таблица2.L" style:family="table-column">
      <style:table-column-properties style:column-width="1.418cm" style:rel-column-width="5464*"/>
    </style:style>
    <style:style style:name="Таблица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Таблица2.L1" style:family="table-cell">
      <style:table-cell-properties fo:padding="0.049cm" fo:border="0.05pt solid #000000" style:writing-mode="page"/>
    </style:style>
    <style:style style:name="Таблица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Таблица2.L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erif" officeooo:paragraph-rsid="00143137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paragraph-rsid="00143137" style:font-size-asian="15pt" style:font-size-complex="15pt"/>
    </style:style>
    <style:style style:name="P3" style:family="paragraph" style:parent-style-name="Standard">
      <style:text-properties style:font-name="Liberation Serif" fo:font-size="15pt" officeooo:paragraph-rsid="00143137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5pt" fo:font-weight="bold" officeooo:paragraph-rsid="00143137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officeooo:paragraph-rsid="00143137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14pt" officeooo:paragraph-rsid="00143137" style:font-size-asian="14pt" style:font-size-complex="14pt"/>
    </style:style>
    <style:style style:name="P7" style:family="paragraph" style:parent-style-name="Standard">
      <style:text-properties style:font-name="Liberation Serif" fo:font-size="14pt" officeooo:paragraph-rsid="00143137" style:font-size-asian="14pt" style:font-size-complex="14pt"/>
    </style:style>
    <style:style style:name="P8" style:family="paragraph" style:parent-style-name="Standard">
      <style:text-properties style:font-name="Liberation Serif" officeooo:paragraph-rsid="00143137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43137" officeooo:paragraph-rsid="00143137"/>
    </style:style>
    <style:style style:name="P10" style:family="paragraph" style:parent-style-name="Text_20_body">
      <style:paragraph-properties fo:margin-top="0cm" fo:margin-bottom="0.247cm" style:contextual-spacing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officeooo:rsid="001d5e45" officeooo:paragraph-rsid="001d5e45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d5e45" officeooo:paragraph-rsid="001d5e4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a0e11" officeooo:paragraph-rsid="002a0e1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1d625e" officeooo:paragraph-rsid="001d625e"/>
    </style:style>
    <style:style style:name="P18" style:family="paragraph" style:parent-style-name="Table_20_Contents">
      <style:paragraph-properties fo:text-align="center" style:justify-single-word="false"/>
      <style:text-properties officeooo:rsid="0022f3d5" officeooo:paragraph-rsid="0022f3d5"/>
    </style:style>
    <style:style style:name="P19" style:family="paragraph" style:parent-style-name="Table_20_Contents">
      <style:paragraph-properties fo:text-align="center" style:justify-single-word="false"/>
      <style:text-properties officeooo:rsid="00242012" officeooo:paragraph-rsid="00242012"/>
    </style:style>
    <style:style style:name="P20" style:family="paragraph" style:parent-style-name="Table_20_Contents">
      <style:paragraph-properties fo:text-align="center" style:justify-single-word="false"/>
      <style:text-properties officeooo:rsid="00243040" officeooo:paragraph-rsid="00243040"/>
    </style:style>
    <style:style style:name="P21" style:family="paragraph" style:parent-style-name="Table_20_Contents">
      <style:paragraph-properties fo:text-align="center" style:justify-single-word="false"/>
      <style:text-properties officeooo:rsid="002a0e11" officeooo:paragraph-rsid="002a0e11"/>
    </style:style>
    <style:style style:name="P22" style:family="paragraph" style:parent-style-name="Table_20_Contents">
      <style:paragraph-properties fo:text-align="center" style:justify-single-word="false"/>
      <style:text-properties officeooo:rsid="002b806f" officeooo:paragraph-rsid="002b806f"/>
    </style:style>
    <style:style style:name="P23" style:family="paragraph" style:parent-style-name="Table_20_Contents">
      <style:paragraph-properties fo:text-align="center" style:justify-single-word="false"/>
      <style:text-properties officeooo:rsid="002d3972" officeooo:paragraph-rsid="002d3972"/>
    </style:style>
    <style:style style:name="P24" style:family="paragraph" style:parent-style-name="Text_20_body">
      <style:text-properties officeooo:rsid="001a9647" officeooo:paragraph-rsid="001a9647"/>
    </style:style>
    <style:style style:name="P25" style:family="paragraph" style:parent-style-name="Text_20_body">
      <style:paragraph-properties fo:text-align="center" style:justify-single-word="false"/>
      <style:text-properties officeooo:rsid="001a9647" officeooo:paragraph-rsid="00242012"/>
    </style:style>
    <style:style style:name="P26" style:family="paragraph" style:parent-style-name="Text_20_body">
      <style:text-properties officeooo:rsid="00176162" officeooo:paragraph-rsid="00243040"/>
    </style:style>
    <style:style style:name="P27" style:family="paragraph" style:parent-style-name="Text_20_body">
      <style:text-properties officeooo:rsid="00160d6f" officeooo:paragraph-rsid="00243040"/>
    </style:style>
    <style:style style:name="P28" style:family="paragraph" style:parent-style-name="Text_20_body">
      <style:text-properties officeooo:rsid="0028d02f" officeooo:paragraph-rsid="0028d02f"/>
    </style:style>
    <style:style style:name="P29" style:family="paragraph" style:parent-style-name="Text_20_body">
      <style:text-properties officeooo:rsid="0029082e" officeooo:paragraph-rsid="0029082e"/>
    </style:style>
    <style:style style:name="P30" style:family="paragraph" style:parent-style-name="Text_20_body">
      <style:text-properties officeooo:rsid="002ea753" officeooo:paragraph-rsid="002ea753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ext_20_body" style:list-style-name="L1">
      <style:paragraph-properties fo:margin-top="0cm" fo:margin-bottom="0.247cm" style:contextual-spacing="false"/>
      <style:text-properties officeooo:rsid="00143137" officeooo:paragraph-rsid="00143137"/>
    </style:style>
    <style:style style:name="P33" style:family="paragraph" style:parent-style-name="Text_20_body" style:list-style-name="L1">
      <style:paragraph-properties fo:margin-top="0cm" fo:margin-bottom="0.247cm" style:contextual-spacing="false"/>
      <style:text-properties fo:font-variant="normal" fo:text-transform="none" fo:color="#212529" loext:opacity="100%" style:font-name="Liberation Serif" fo:font-size="12pt" fo:letter-spacing="normal" fo:font-style="normal" fo:font-weight="normal" officeooo:rsid="00143137" officeooo:paragraph-rsid="00143137"/>
    </style:style>
    <style:style style:name="P34" style:family="paragraph" style:parent-style-name="Text_20_body" style:list-style-name="L2">
      <style:paragraph-properties fo:margin-top="0cm" fo:margin-bottom="0.247cm" style:contextual-spacing="false"/>
    </style:style>
    <style:style style:name="P35" style:family="paragraph" style:parent-style-name="Text_20_body" style:list-style-name="L3">
      <style:text-properties officeooo:rsid="00243040" officeooo:paragraph-rsid="00243040"/>
    </style:style>
    <style:style style:name="P36" style:family="paragraph" style:parent-style-name="Text_20_body" style:list-style-name="L4">
      <style:text-properties officeooo:rsid="00243040" officeooo:paragraph-rsid="00243040"/>
    </style:style>
    <style:style style:name="P37" style:family="paragraph" style:parent-style-name="Text_20_body" style:list-style-name="L5">
      <style:text-properties officeooo:rsid="0025a481" officeooo:paragraph-rsid="0025a481"/>
    </style:style>
    <style:style style:name="P38" style:family="paragraph" style:parent-style-name="Text_20_body" style:list-style-name="L6">
      <style:text-properties officeooo:paragraph-rsid="0028d02f"/>
    </style:style>
    <style:style style:name="P39" style:family="paragraph" style:parent-style-name="Text_20_body" style:list-style-name="L6">
      <style:text-properties officeooo:rsid="0028d02f" officeooo:paragraph-rsid="0028d02f"/>
    </style:style>
    <style:style style:name="P40" style:family="paragraph" style:parent-style-name="Text_20_body" style:list-style-name="L6">
      <style:text-properties officeooo:rsid="0029082e" officeooo:paragraph-rsid="0029082e"/>
    </style:style>
    <style:style style:name="P41" style:family="paragraph" style:parent-style-name="Text_20_body">
      <style:text-properties officeooo:rsid="002f28ce" officeooo:paragraph-rsid="002f28ce"/>
    </style:style>
    <style:style style:name="P42" style:family="paragraph" style:parent-style-name="Text_20_body">
      <style:text-properties officeooo:rsid="003179ed" officeooo:paragraph-rsid="003179ed"/>
    </style:style>
    <style:style style:name="T1" style:family="text">
      <style:text-properties officeooo:rsid="000fc714"/>
    </style:style>
    <style:style style:name="T2" style:family="text">
      <style:text-properties officeooo:rsid="004d611d"/>
    </style:style>
    <style:style style:name="T3" style:family="text">
      <style:text-properties officeooo:rsid="00143137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officeooo:rsid="001d5e45"/>
    </style:style>
    <style:style style:name="T7" style:family="text">
      <style:text-properties officeooo:rsid="0022f3d5"/>
    </style:style>
    <style:style style:name="T8" style:family="text">
      <style:text-properties officeooo:rsid="00242012"/>
    </style:style>
    <style:style style:name="T9" style:family="text">
      <style:text-properties officeooo:rsid="00243040"/>
    </style:style>
    <style:style style:name="T10" style:family="text">
      <style:text-properties officeooo:rsid="0025a481"/>
    </style:style>
    <style:style style:name="T11" style:family="text">
      <style:text-properties officeooo:rsid="0028d02f"/>
    </style:style>
    <style:style style:name="T12" style:family="text">
      <style:text-properties officeooo:rsid="0029082e"/>
    </style:style>
    <style:style style:name="T13" style:family="text">
      <style:text-properties officeooo:rsid="00309a4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анкт-Петербургский Национальный Исследовательский</text:p>
      <text:p text:style-name="P2">Университет ИТМО</text:p>
      <text:p text:style-name="P2"><text:s/>Факультет программной инженерии и компьютерной техники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4">Лабораторная работа №<text:span text:style-name="T3">5</text:span></text:p>
      <text:p text:style-name="P5">По «Основы Профессиональной Деятельности»</text:p>
      <text:p text:style-name="P5">Вариант <text:span text:style-name="T3">14717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Выполнил:</text:p>
      <text:p text:style-name="P6">Студент группы P3106</text:p>
      <text:p text:style-name="P6">Рубцов Арсений Дмитриевич </text:p>
      <text:p text:style-name="P6">Проверил: </text:p>
      <text:p text:style-name="P6"><text:span text:style-name="T2"><text:s/></text:span><text:s/></text:p>
      <text:p text:style-name="P6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Санкт – Петербург 202<text:span text:style-name="T1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1"><text:a xlink:type="simple" xlink:href="#__RefHeading___Toc4151_2713223431" text:style-name="Index_20_Link" text:visited-style-name="Index_20_Link">Текст задания<text:tab/>3</text:a></text:p>
          <text:p text:style-name="P12"><text:a xlink:type="simple" xlink:href="#__RefHeading___Toc384817_855681071" text:style-name="Index_20_Link" text:visited-style-name="Index_20_Link">Текст программы на языке ассемблера:<text:tab/>3</text:a></text:p>
          <text:p text:style-name="P12"><text:a xlink:type="simple" xlink:href="#__RefHeading___Toc384819_855681071" text:style-name="Index_20_Link" text:visited-style-name="Index_20_Link">Текст исходной программы<text:tab/>4</text:a></text:p>
          <text:p text:style-name="P11"><text:a xlink:type="simple" xlink:href="#__RefHeading___Toc384821_855681071" text:style-name="Index_20_Link" text:visited-style-name="Index_20_Link">Описание программы:<text:tab/>5</text:a></text:p>
          <text:p text:style-name="P12"><text:a xlink:type="simple" xlink:href="#__RefHeading___Toc384823_855681071" text:style-name="Index_20_Link" text:visited-style-name="Index_20_Link">Расположение данных в памяти:<text:tab/>6</text:a></text:p>
        </text:index-body>
      </text:table-of-content>
      <text:p text:style-name="P9"/>
      <text:p text:style-name="P9"/>
      <text:p text:style-name="P9"/>
      <text:p text:style-name="P9"/>
      <text:p text:style-name="P9"/>
      <text:h text:style-name="P31" text:outline-level="1"><text:bookmark-start text:name="__RefHeading___Toc4151_2713223431"/>Текст задания<text:bookmark-end text:name="__RefHeading___Toc4151_2713223431"/></text:h>
      <text:p text:style-name="P10">По выданному преподавателем варианту разработать программу асинхронного обмена данными с внешним устройством. При помощи программы осуществить ввод или вывод информации, используя в качестве подтверждения данных сигнал (кнопку) готовности ВУ.</text:p>
      <text:list xml:id="list627026594" text:style-name="L1">
        <text:list-item>
          <text:p text:style-name="P32">Программа осуществляет асинхронный вывод данных на ВУ — 3</text:p>
        </text:list-item>
        <text:list-item>
          <text:p text:style-name="P32">Программа начинается с адреса 387<text:span text:style-name="T4">16</text:span>. Размещаемая строка находится по адресу 599<text:span text:style-name="T4">16</text:span><text:span text:style-name="T5">.</text:span></text:p>
        </text:list-item>
        <text:list-item>
          <text:p text:style-name="P32">Строка должна быть представлена в кодировке КОИ — 8. </text:p>
        </text:list-item>
        <text:list-item>
          <text:p text:style-name="P33">Формат представления строки в памяти: АДР1: СИМВ1 СИМВ2 АДР2: СИМВ3 СИМВ4 ... СТОП_СИМВ.</text:p>
        </text:list-item>
      </text:list>
      <text:section text:style-name="Sect2" text:name="p_p_id_csbasengportletlab5_WAR_csbasengportlet_">
        <text:section text:style-name="Sect2" text:name="_csbasengportletlab5_WAR_csbasengportlet_textBlock">
          <text:list xml:id="list172440279027979" text:continue-list="list627026594" text:style-name="L2">
            <text:list-item>
              <text:p text:style-name="P34">Ввод или вывод строки должен быть завершен по символу c кодом 0D (CR). Стоп символ является обычным символом строки и подчиняется тем же правилам расположения в памяти что и другие символы строки.</text:p>
            </text:list-item>
          </text:list>
        </text:section>
      </text:section>
      <text:h text:style-name="Heading_20_1" text:outline-level="1"><text:bookmark-start text:name="__RefHeading___Toc384817_855681071"/>Текст программы на языке ассемблера: <text:bookmark-end text:name="__RefHeading___Toc384817_855681071"/></text:h>
      <text:p text:style-name="P27">Передаваемое сообщение: «<text:span text:style-name="T6">КЭШЛАЙН</text:span>»</text:p>
      <text:p text:style-name="P26">В кодировке КОИ — 8Р: <text:span text:style-name="T6">EB FC FB EC E1 EA EE</text:span></text:p>
      <text:p text:style-name="P26"/>
      <text:p text:style-name="P24">ORG 0x387 ; начало программы с адреса 0x387 </text:p>
      <text:p text:style-name="P24">STR: WORD 0x599 ; указатель на начало строки</text:p>
      <text:p text:style-name="P24">CURRENT: WORD ? ; указатель на текущие 2 символа</text:p>
      <text:p text:style-name="P24">STOPIO: WORD 0x000D ; стоп - символ</text:p>
      <text:p text:style-name="P24">START:<text:tab/>CLA ;начало программы </text:p>
      <text:p text:style-name="P24"><text:tab/><text:tab/>LD STR ; загрузка адреса начала строки</text:p>
      <text:p text:style-name="P24"><text:tab/><text:tab/>ST CURRENT ; перенос начала адреса строки в указатель символов </text:p>
      <text:p text:style-name="P24"><text:tab/><text:tab/>S1:<text:tab/>IN 0x07 ; ожидание вывода первого символа на ВУ-3</text:p>
      <text:p text:style-name="P24"><text:tab/><text:tab/><text:tab/>AND #0x40 ; бит 6 SR == 0 ("Готов" нажата?)</text:p>
      <text:p text:style-name="P24"><text:tab/><text:tab/><text:tab/>BEQ S1 ; нет - "спин-луп"</text:p>
      <text:p text:style-name="P24"><text:tab/><text:tab/><text:tab/>LD (CURRENT) ; загрузка двух символов в AC</text:p>
      <text:p text:style-name="P24"><text:tab/><text:tab/><text:tab/>OUT 0x06 ; вывод первого символа на ВУ-3</text:p>
      <text:p text:style-name="P24"><text:tab/><text:tab/><text:tab/>SXTB ; расширяем знак младшего байта в старший(для сравнения со стоп-символом)</text:p>
      <text:p text:style-name="P24"><text:tab/><text:tab/><text:tab/> <text:span text:style-name="T13">CMP </text:span>S<text:span text:style-name="T13">T</text:span>OPIO ; Сравнение со стоп - символом </text:p>
      <text:p text:style-name="P24"><text:tab/><text:tab/><text:tab/>BEQ LEAVE ; Завершение программы, если да</text:p>
      <text:p text:style-name="P24"><text:soft-page-break/><text:tab/><text:tab/>S2:<text:tab/>IN 0x07 ; ожидание вывода второго символа на ВУ-3</text:p>
      <text:p text:style-name="P24"><text:tab/><text:tab/><text:tab/>AND #0x40 ; бит 6 SR == 0 ("Готов" нажата?)</text:p>
      <text:p text:style-name="P24"><text:tab/><text:tab/><text:tab/>BEQ S2 ; "спин-луп"</text:p>
      <text:p text:style-name="P24"><text:tab/><text:tab/><text:tab/>LD (CURRENT)+ ; загрузка двух символов в AC, и устанавливаем текущий указатель на следующие символы</text:p>
      <text:p text:style-name="P24"><text:tab/><text:tab/><text:tab/>SWAB ; обмен байтами, для считывания следующей букву</text:p>
      <text:p text:style-name="P24"><text:tab/><text:tab/><text:tab/>OUT 0x06 ; вывод </text:p>
      <text:p text:style-name="P24"><text:tab/><text:tab/><text:tab/>SXTB ; расширение знака </text:p>
      <text:p text:style-name="P24"><text:tab/><text:tab/><text:tab/>CMP STOPIO ; сравнение со стоп - символом</text:p>
      <text:p text:style-name="P24"><text:tab/><text:tab/><text:tab/>BEQ LEAVE ; ..</text:p>
      <text:p text:style-name="P24"><text:tab/><text:tab/>JUMP S1 ; возвращаемся на начало вывода </text:p>
      <text:p text:style-name="P24"><text:tab/><text:tab/></text:p>
      <text:p text:style-name="P24">LEAVE: HLT ; ОСТАНОВ</text:p>
      <text:p text:style-name="P24"/>
      <text:p text:style-name="P24">ORG 0x599 ; начало записи строки</text:p>
      <text:p text:style-name="P24">WORD 0xFCEB ;ЭК</text:p>
      <text:p text:style-name="P24">WORD 0xECFB ;ЛШ</text:p>
      <text:p text:style-name="P24">WORD 0xEAE1 ;ЙА</text:p>
      <text:p text:style-name="P24">WORD 0x0DEE ;STOPIO Н </text:p>
      <text:h text:style-name="Heading_20_1" text:outline-level="1"><text:bookmark-start text:name="__RefHeading___Toc384819_855681071"/>Текст исходной программы<text:bookmark-end text:name="__RefHeading___Toc384819_855681071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4">Адрес </text:p>
          </table:table-cell>
          <table:table-cell table:style-name="Таблица1.A1" office:value-type="string">
            <text:p text:style-name="P14">Код команды </text:p>
          </table:table-cell>
          <table:table-cell table:style-name="Таблица1.A1" office:value-type="string">
            <text:p text:style-name="P14">Мнемоника</text:p>
          </table:table-cell>
          <table:table-cell table:style-name="Таблица1.D1" office:value-type="string">
            <text:p text:style-name="P14">Комментарии</text:p>
          </table:table-cell>
        </table:table-row>
        <table:table-row>
          <table:table-cell table:style-name="Таблица1.A2" office:value-type="string">
            <text:p text:style-name="P13">387 </text:p>
          </table:table-cell>
          <table:table-cell table:style-name="Таблица1.A2" office:value-type="string">
            <text:p text:style-name="P13"><text:s/>000D</text:p>
          </table:table-cell>
          <table:table-cell table:style-name="Таблица1.A2" office:value-type="string">
            <text:p text:style-name="P13">STOPIO</text:p>
          </table:table-cell>
          <table:table-cell table:style-name="Таблица1.D2" office:value-type="string">
            <text:p text:style-name="P13">Стоп — символ</text:p>
          </table:table-cell>
        </table:table-row>
        <table:table-row>
          <table:table-cell table:style-name="Таблица1.A2" office:value-type="string">
            <text:p text:style-name="P13">388 </text:p>
          </table:table-cell>
          <table:table-cell table:style-name="Таблица1.A2" office:value-type="string">
            <text:p text:style-name="P13">0599</text:p>
          </table:table-cell>
          <table:table-cell table:style-name="Таблица1.A2" office:value-type="string">
            <text:p text:style-name="P13">STR</text:p>
          </table:table-cell>
          <table:table-cell table:style-name="Таблица1.D2" office:value-type="string">
            <text:p text:style-name="P13"><text:span text:style-name="T7">Начало строки</text:span> </text:p>
          </table:table-cell>
        </table:table-row>
        <table:table-row>
          <table:table-cell table:style-name="Таблица1.A2" office:value-type="string">
            <text:p text:style-name="P13">389</text:p>
          </table:table-cell>
          <table:table-cell table:style-name="Таблица1.A2" office:value-type="string">
            <text:p text:style-name="P13">0000</text:p>
          </table:table-cell>
          <table:table-cell table:style-name="Таблица1.A2" office:value-type="string">
            <text:p text:style-name="P18">CURRENT</text:p>
          </table:table-cell>
          <table:table-cell table:style-name="Таблица1.D2" office:value-type="string">
            <text:p text:style-name="P13">Текущий указатель </text:p>
          </table:table-cell>
        </table:table-row>
        <table:table-row table:style-name="Таблица1.5">
          <table:table-cell table:style-name="Таблица1.A5" office:value-type="string">
            <text:p text:style-name="P13">38A</text:p>
          </table:table-cell>
          <table:table-cell table:style-name="Таблица1.A5" office:value-type="string">
            <text:p text:style-name="P13">0200</text:p>
          </table:table-cell>
          <table:table-cell table:style-name="Таблица1.A5" office:value-type="string">
            <text:p text:style-name="P13">CLA </text:p>
          </table:table-cell>
          <table:table-cell table:style-name="Таблица1.D5" office:value-type="string">
            <text:p text:style-name="P13">Очистка аккумулятора </text:p>
          </table:table-cell>
        </table:table-row>
        <table:table-row>
          <table:table-cell table:style-name="Таблица1.A2" office:value-type="string">
            <text:p text:style-name="P13">38B</text:p>
          </table:table-cell>
          <table:table-cell table:style-name="Таблица1.A2" office:value-type="string">
            <text:p text:style-name="P17">A<text:span text:style-name="T7">388</text:span></text:p>
          </table:table-cell>
          <table:table-cell table:style-name="Таблица1.A2" office:value-type="string">
            <text:p text:style-name="P18">LD STR</text:p>
          </table:table-cell>
          <table:table-cell table:style-name="Таблица1.D2" table:number-rows-spanned="2" office:value-type="string">
            <text:p text:style-name="P19">Устанавливаем указатель на начало строки</text:p>
          </table:table-cell>
        </table:table-row>
        <table:table-row>
          <table:table-cell table:style-name="Таблица1.A2" office:value-type="string">
            <text:p text:style-name="P18">38C</text:p>
          </table:table-cell>
          <table:table-cell table:style-name="Таблица1.A2" office:value-type="string">
            <text:p text:style-name="P18">E389</text:p>
          </table:table-cell>
          <table:table-cell table:style-name="Таблица1.A2" office:value-type="string">
            <text:p text:style-name="P18">ST <text:span text:style-name="T8">(</text:span>CURRENT<text:span text:style-name="T8">)</text:span></text:p>
          </table:table-cell>
          <table:covered-table-cell table:style-name="Таблица1.D2"/>
        </table:table-row>
        <table:table-row>
          <table:table-cell table:style-name="Таблица1.A2" office:value-type="string">
            <text:p text:style-name="P18">38D</text:p>
          </table:table-cell>
          <table:table-cell table:style-name="Таблица1.A2" office:value-type="string">
            <text:p text:style-name="P18">1207 </text:p>
          </table:table-cell>
          <table:table-cell table:style-name="Таблица1.A2" office:value-type="string">
            <text:p text:style-name="P18">IN 0x07 </text:p>
          </table:table-cell>
          <table:table-cell table:style-name="Таблица1.D2" office:value-type="string">
            <text:p text:style-name="P19">Ожидаем вывод <text:span text:style-name="T9">1 символа</text:span></text:p>
          </table:table-cell>
        </table:table-row>
        <table:table-row>
          <table:table-cell table:style-name="Таблица1.A2" office:value-type="string">
            <text:p text:style-name="P18">38E</text:p>
          </table:table-cell>
          <table:table-cell table:style-name="Таблица1.A2" office:value-type="string">
            <text:p text:style-name="P18">2F40 </text:p>
          </table:table-cell>
          <table:table-cell table:style-name="Таблица1.A2" office:value-type="string">
            <text:p text:style-name="P18">AND #0x40</text:p>
          </table:table-cell>
          <table:table-cell table:style-name="Таблица1.D2" office:value-type="string">
            <text:p text:style-name="P25">бит 6 SR == 0 ("Готов" нажата?)</text:p>
          </table:table-cell>
        </table:table-row>
        <table:table-row>
          <table:table-cell table:style-name="Таблица1.A2" office:value-type="string">
            <text:p text:style-name="P18">38F</text:p>
          </table:table-cell>
          <table:table-cell table:style-name="Таблица1.A2" office:value-type="string">
            <text:p text:style-name="P18">F0FD</text:p>
          </table:table-cell>
          <table:table-cell table:style-name="Таблица1.A2" office:value-type="string">
            <text:p text:style-name="P18">BEQ IP-3</text:p>
          </table:table-cell>
          <table:table-cell table:style-name="Таблица1.D2" office:value-type="string">
            <text:p text:style-name="P25">нет - "спин-луп"</text:p>
          </table:table-cell>
        </table:table-row>
        <table:table-row>
          <table:table-cell table:style-name="Таблица1.A2" office:value-type="string">
            <text:p text:style-name="P18">390</text:p>
          </table:table-cell>
          <table:table-cell table:style-name="Таблица1.A2" office:value-type="string">
            <text:p text:style-name="P18">A8F8</text:p>
          </table:table-cell>
          <table:table-cell table:style-name="Таблица1.A2" office:value-type="string">
            <text:p text:style-name="P18">LD (CURRENT)</text:p>
          </table:table-cell>
          <table:table-cell table:style-name="Таблица1.D2" office:value-type="string">
            <text:p text:style-name="P19">Загрузка двух символов</text:p>
          </table:table-cell>
        </table:table-row>
        <text:soft-page-break/>
        <table:table-row>
          <table:table-cell table:style-name="Таблица1.A2" office:value-type="string">
            <text:p text:style-name="P18">391</text:p>
          </table:table-cell>
          <table:table-cell table:style-name="Таблица1.A2" office:value-type="string">
            <text:p text:style-name="P18">1306</text:p>
          </table:table-cell>
          <table:table-cell table:style-name="Таблица1.A2" office:value-type="string">
            <text:p text:style-name="P18">OUT 0x06</text:p>
          </table:table-cell>
          <table:table-cell table:style-name="Таблица1.D2" office:value-type="string">
            <text:p text:style-name="P19">Вывод первого символа</text:p>
          </table:table-cell>
        </table:table-row>
        <table:table-row table:style-name="Таблица1.5">
          <table:table-cell table:style-name="Таблица1.A13" office:value-type="string">
            <text:p text:style-name="P18">392</text:p>
          </table:table-cell>
          <table:table-cell table:style-name="Таблица1.B13" office:value-type="string">
            <text:p text:style-name="P18">0600 </text:p>
          </table:table-cell>
          <table:table-cell table:style-name="Таблица1.C13" office:value-type="string">
            <text:p text:style-name="P18">SXTB </text:p>
          </table:table-cell>
          <table:table-cell table:style-name="Таблица1.D13" office:value-type="string">
            <text:p text:style-name="P19">Расширение знака </text:p>
          </table:table-cell>
        </table:table-row>
        <table:table-row table:style-name="Таблица1.5">
          <table:table-cell table:style-name="Таблица1.A14" office:value-type="string">
            <text:p text:style-name="P18">393</text:p>
          </table:table-cell>
          <table:table-cell table:style-name="Таблица1.B14" office:value-type="string">
            <text:p text:style-name="P18"><text:span text:style-name="T8">7</text:span>EF3</text:p>
          </table:table-cell>
          <table:table-cell table:style-name="Таблица1.C14" office:value-type="string">
            <text:p text:style-name="P18"><text:span text:style-name="T8">CMP</text:span> STOPIO</text:p>
          </table:table-cell>
          <table:table-cell table:style-name="Таблица1.D14" office:value-type="string">
            <text:p text:style-name="P19">Устанавливаем признаки результата (сравниваем со стоп - символом)</text:p>
          </table:table-cell>
        </table:table-row>
        <table:table-row table:style-name="Таблица1.5">
          <table:table-cell table:style-name="Таблица1.A15" office:value-type="string">
            <text:p text:style-name="P18">394</text:p>
          </table:table-cell>
          <table:table-cell table:style-name="Таблица1.B15" office:value-type="string">
            <text:p text:style-name="P18">F0</text:p>
          </table:table-cell>
          <table:table-cell table:style-name="Таблица1.C15" office:value-type="string">
            <text:p text:style-name="P18">BEQ LEAVE</text:p>
          </table:table-cell>
          <table:table-cell table:style-name="Таблица1.D15" office:value-type="string">
            <text:p text:style-name="P19">Если стоп — <text:span text:style-name="T9">символ</text:span> — ОСТАНОВ.</text:p>
          </table:table-cell>
        </table:table-row>
        <table:table-row>
          <table:table-cell table:style-name="Таблица1.A2" office:value-type="string">
            <text:p text:style-name="P18">395</text:p>
          </table:table-cell>
          <table:table-cell table:style-name="Таблица1.A2" office:value-type="string">
            <text:p text:style-name="P18">1207</text:p>
          </table:table-cell>
          <table:table-cell table:style-name="Таблица1.A2" office:value-type="string">
            <text:p text:style-name="P18">IN 0x07</text:p>
          </table:table-cell>
          <table:table-cell table:style-name="Таблица1.D2" office:value-type="string">
            <text:p text:style-name="P19">Ожидаем вывод 2 символа</text:p>
          </table:table-cell>
        </table:table-row>
        <table:table-row>
          <table:table-cell table:style-name="Таблица1.A2" office:value-type="string">
            <text:p text:style-name="P18">396</text:p>
          </table:table-cell>
          <table:table-cell table:style-name="Таблица1.A2" office:value-type="string">
            <text:p text:style-name="P18">2F40</text:p>
          </table:table-cell>
          <table:table-cell table:style-name="Таблица1.A2" office:value-type="string">
            <text:p text:style-name="P18">AND #0x40 </text:p>
          </table:table-cell>
          <table:table-cell table:style-name="Таблица1.D2" office:value-type="string">
            <text:p text:style-name="P25">бит 6 SR == 0 ("Готов" нажата?)</text:p>
          </table:table-cell>
        </table:table-row>
        <table:table-row>
          <table:table-cell table:style-name="Таблица1.A2" office:value-type="string">
            <text:p text:style-name="P18">397</text:p>
          </table:table-cell>
          <table:table-cell table:style-name="Таблица1.A2" office:value-type="string">
            <text:p text:style-name="P18">F0FD</text:p>
          </table:table-cell>
          <table:table-cell table:style-name="Таблица1.A2" office:value-type="string">
            <text:p text:style-name="P18">BEQ IP-3 <text:s/></text:p>
          </table:table-cell>
          <table:table-cell table:style-name="Таблица1.D2" office:value-type="string">
            <text:p text:style-name="P25">нет - "спин-луп"</text:p>
          </table:table-cell>
        </table:table-row>
        <table:table-row>
          <table:table-cell table:style-name="Таблица1.A2" office:value-type="string">
            <text:p text:style-name="P18">398</text:p>
          </table:table-cell>
          <table:table-cell table:style-name="Таблица1.A2" office:value-type="string">
            <text:p text:style-name="P18">AA<text:span text:style-name="T8">F0</text:span></text:p>
          </table:table-cell>
          <table:table-cell table:style-name="Таблица1.A2" office:value-type="string">
            <text:p text:style-name="P18">LD (CURRENT)+</text:p>
          </table:table-cell>
          <table:table-cell table:style-name="Таблица1.D2" office:value-type="string">
            <text:p text:style-name="P19">Загружаем два символа и устанавливаем текущей указатель на следующие символы</text:p>
          </table:table-cell>
        </table:table-row>
        <table:table-row>
          <table:table-cell table:style-name="Таблица1.A2" office:value-type="string">
            <text:p text:style-name="P18">399</text:p>
          </table:table-cell>
          <table:table-cell table:style-name="Таблица1.A2" office:value-type="string">
            <text:p text:style-name="P19">0680</text:p>
          </table:table-cell>
          <table:table-cell table:style-name="Таблица1.A2" office:value-type="string">
            <text:p text:style-name="P19">SWAB</text:p>
          </table:table-cell>
          <table:table-cell table:style-name="Таблица1.D2" office:value-type="string">
            <text:p text:style-name="P19">Меняем младший байт со старшим </text:p>
          </table:table-cell>
        </table:table-row>
        <table:table-row>
          <table:table-cell table:style-name="Таблица1.A2" office:value-type="string">
            <text:p text:style-name="P18">39A</text:p>
          </table:table-cell>
          <table:table-cell table:style-name="Таблица1.A2" office:value-type="string">
            <text:p text:style-name="P19">1306</text:p>
          </table:table-cell>
          <table:table-cell table:style-name="Таблица1.A2" office:value-type="string">
            <text:p text:style-name="P19">OUT 0x06</text:p>
          </table:table-cell>
          <table:table-cell table:style-name="Таблица1.D2" office:value-type="string">
            <text:p text:style-name="P19">Вывод второго символа</text:p>
          </table:table-cell>
        </table:table-row>
        <table:table-row>
          <table:table-cell table:style-name="Таблица1.A22" office:value-type="string">
            <text:p text:style-name="P18">39B</text:p>
          </table:table-cell>
          <table:table-cell table:style-name="Таблица1.B22" office:value-type="string">
            <text:p text:style-name="P19">0600 </text:p>
          </table:table-cell>
          <table:table-cell table:style-name="Таблица1.C22" office:value-type="string">
            <text:p text:style-name="P19">SXTB</text:p>
          </table:table-cell>
          <table:table-cell table:style-name="Таблица1.D22" office:value-type="string">
            <text:p text:style-name="P19">Расширение знака </text:p>
          </table:table-cell>
        </table:table-row>
        <table:table-row>
          <table:table-cell table:style-name="Таблица1.A23" office:value-type="string">
            <text:p text:style-name="P18">39C</text:p>
          </table:table-cell>
          <table:table-cell table:style-name="Таблица1.B23" office:value-type="string">
            <text:p text:style-name="P19">7EA0</text:p>
          </table:table-cell>
          <table:table-cell table:style-name="Таблица1.C23" office:value-type="string">
            <text:p text:style-name="P19">CMP STOPIO</text:p>
          </table:table-cell>
          <table:table-cell table:style-name="Таблица1.D23" office:value-type="string">
            <text:p text:style-name="P19">Устанавливаем признаки р<text:span text:style-name="T9">езультата (сравниваем со стоп - символом)</text:span></text:p>
          </table:table-cell>
        </table:table-row>
        <table:table-row>
          <table:table-cell table:style-name="Таблица1.A24" office:value-type="string">
            <text:p text:style-name="P18">39D</text:p>
          </table:table-cell>
          <table:table-cell table:style-name="Таблица1.B24" office:value-type="string">
            <text:p text:style-name="P19">F0</text:p>
          </table:table-cell>
          <table:table-cell table:style-name="Таблица1.C24" office:value-type="string">
            <text:p text:style-name="P19">BEQ LEAVE</text:p>
          </table:table-cell>
          <table:table-cell table:style-name="Таблица1.D24" office:value-type="string">
            <text:p text:style-name="P20">Если стоп — символ — ОСТАНОВ. </text:p>
          </table:table-cell>
        </table:table-row>
        <table:table-row>
          <table:table-cell table:style-name="Таблица1.A2" office:value-type="string">
            <text:p text:style-name="P18">39E</text:p>
          </table:table-cell>
          <table:table-cell table:style-name="Таблица1.A2" office:value-type="string">
            <text:p text:style-name="P19">CED0</text:p>
          </table:table-cell>
          <table:table-cell table:style-name="Таблица1.A2" office:value-type="string">
            <text:p text:style-name="P19">JUMP <text:s/>38D</text:p>
          </table:table-cell>
          <table:table-cell table:style-name="Таблица1.D2" office:value-type="string">
            <text:p text:style-name="P20">Возврат на начало вывода</text:p>
          </table:table-cell>
        </table:table-row>
        <table:table-row table:style-name="Таблица1.5">
          <table:table-cell table:style-name="Таблица1.A26" office:value-type="string">
            <text:p text:style-name="P18">39F</text:p>
          </table:table-cell>
          <table:table-cell table:style-name="Таблица1.A26" office:value-type="string">
            <text:p text:style-name="P19">0100</text:p>
          </table:table-cell>
          <table:table-cell table:style-name="Таблица1.A26" office:value-type="string">
            <text:p text:style-name="P19">HLT</text:p>
          </table:table-cell>
          <table:table-cell table:style-name="Таблица1.D26" office:value-type="string">
            <text:p text:style-name="P19">ОСТАНОВ</text:p>
          </table:table-cell>
        </table:table-row>
        <table:table-row table:style-name="Таблица1.5">
          <table:table-cell table:style-name="Таблица1.A1" office:value-type="string">
            <text:p text:style-name="P20">……….</text:p>
          </table:table-cell>
          <table:table-cell table:style-name="Таблица1.B27" office:value-type="string">
            <text:p text:style-name="P18">………………..</text:p>
          </table:table-cell>
          <table:table-cell table:style-name="Таблица1.C27" office:value-type="string">
            <text:p text:style-name="P18">………………</text:p>
          </table:table-cell>
          <table:table-cell table:style-name="Таблица1.D27" office:value-type="string">
            <text:p text:style-name="P16">………………………………………………………..</text:p>
          </table:table-cell>
        </table:table-row>
        <table:table-row>
          <table:table-cell table:style-name="Таблица1.A2" office:value-type="string">
            <text:p text:style-name="P20">599</text:p>
          </table:table-cell>
          <table:table-cell table:style-name="Таблица1.A2" office:value-type="string">
            <text:p text:style-name="P18"><text:s/></text:p>
          </table:table-cell>
          <table:table-cell table:style-name="Таблица1.A2" office:value-type="string">
            <text:p text:style-name="P18"/>
          </table:table-cell>
          <table:table-cell table:style-name="Таблица1.D2" office:value-type="string">
            <text:p text:style-name="P20">Строка на вывод</text:p>
          </table:table-cell>
        </table:table-row>
        <table:table-row>
          <table:table-cell table:style-name="Таблица1.A2" office:value-type="string">
            <text:p text:style-name="P20">...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D2" office:value-type="string">
            <text:p text:style-name="P16"/>
          </table:table-cell>
        </table:table-row>
        <table:table-row>
          <table:table-cell table:style-name="Таблица1.A2" office:value-type="string">
            <text:p text:style-name="P16">…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18"/>
          </table:table-cell>
          <table:table-cell table:style-name="Таблица1.D2" office:value-type="string">
            <text:p text:style-name="P16"/>
          </table:table-cell>
        </table:table-row>
      </table:table>
      <text:p text:style-name="Text_20_body"/>
      <text:h text:style-name="Heading_20_1" text:outline-level="1"><text:bookmark-start text:name="__RefHeading___Toc384821_855681071"/>Описание программы:<text:bookmark-end text:name="__RefHeading___Toc384821_855681071"/></text:h>
      <text:list xml:id="list2596089743" text:style-name="L3">
        <text:list-item>
          <text:p text:style-name="P35">Назначение: посимвольный асинхронный вывод строки, закодированной в КОИ-8(R) на ВУ-3. </text:p>
        </text:list-item>
        <text:list-item>
          <text:p text:style-name="P35">Описание исходных данных: </text:p>
          <text:list>
            <text:list-item>
              <text:p text:style-name="P35">STOPIO — стоп - символ.</text:p>
            </text:list-item>
            <text:list-item>
              <text:p text:style-name="P35">STR — адрес начала строки. </text:p>
            </text:list-item>
            <text:list-item>
              <text:p text:style-name="P35">CURRENT — текущие 2 символа. </text:p>
            </text:list-item>
          </text:list>
        </text:list-item>
        <text:list-item>
          <text:p text:style-name="P35">Область представления: </text:p>
        </text:list-item>
      </text:list>
      <text:list xml:id="list69255007" text:style-name="L4">
        <text:list-item>
          <text:p text:style-name="P36">STOPIO — 16 - разрядный символ.</text:p>
        </text:list-item>
        <text:list-item>
          <text:p text:style-name="P36">STR — беззнаковое 11 - разрядное число(адрес начала строки).</text:p>
        </text:list-item>
        <text:list-item>
          <text:p text:style-name="P36"><text:soft-page-break/>CURRENT — беззнаковое 11 - разрядное число(адрес текущих символов на вывод).</text:p>
        </text:list-item>
        <text:list-item>
          <text:p text:style-name="P36">Элементы строки<text:span text:style-name="T10">(599 - ?)</text:span> — <text:span text:style-name="T10">16 - разрядные ячейки, хранящие в себе по два символа в кодировке КОИ-8(R).</text:span></text:p>
        </text:list-item>
      </text:list>
      <text:h text:style-name="Heading_20_1" text:outline-level="1"><text:bookmark-start text:name="__RefHeading___Toc384823_855681071"/>Расположение данных в памяти:<text:bookmark-end text:name="__RefHeading___Toc384823_855681071"/></text:h>
      <text:list xml:id="list2758554251" text:style-name="L5">
        <text:list-item>
          <text:p text:style-name="P37">387 - 389 — исходные данные.</text:p>
        </text:list-item>
        <text:list-item>
          <text:p text:style-name="P37">38A - 39F — инструкции.</text:p>
        </text:list-item>
        <text:list-item>
          <text:p text:style-name="P37">599 - ? - строка на вывод. </text:p>
        </text:list-item>
        <text:list-item>
          <text:p text:style-name="P37">Адрес первой выполняемой инструкции: 38A</text:p>
        </text:list-item>
        <text:list-item>
          <text:p text:style-name="P37">Адрес последней выполняемой инструкции: 39F</text:p>
        </text:list-item>
      </text:list>
      <text:h text:style-name="Heading_20_1" text:outline-level="1">Область допустимых значений:</text:h>
      <text:list xml:id="list2752862482" text:style-name="L6">
        <text:list-item>
          <text:p text:style-name="P39">CURRENT(указатель на текущую пару символов): [599:2047]</text:p>
        </text:list-item>
        <text:list-item>
          <text:p text:style-name="P39">Символы в памяти(Восьми битная кодировка КОИ-8(R)): [0:FF]</text:p>
        </text:list-item>
        <text:list-item>
          <text:p text:style-name="P38"><text:span text:style-name="T11">Адрес первого элемента на вывод равен 599 по условию, значит количество ячеек для символов: 2047-599 </text:span><text:span text:style-name="T12">= 1448(максимальное количество возможных пар символов).</text:span></text:p>
          <text:p text:style-name="P40">=&gt; Максимальное количество букв на вывод: 1448 * 2 = 2896. </text:p>
        </text:list-item>
      </text:list>
      <text:h text:style-name="Heading_20_2" text:outline-level="2">Таблица трассировки</text:h>
      <text:p text:style-name="P29">(для первых двух символов)</text:p>
      <table:table table:name="Таблица2" table:style-name="Таблица2">
        <table:table-column table:style-name="Таблица2.A" table:number-columns-repeated="11"/>
        <table:table-column table:style-name="Таблица2.L"/>
        <table:table-row>
          <table:table-cell table:style-name="Таблица2.A1" office:value-type="string">
            <text:p text:style-name="P15">Адр</text:p>
          </table:table-cell>
          <table:table-cell table:style-name="Таблица2.A1" office:value-type="string">
            <text:p text:style-name="P15">Знчн</text:p>
          </table:table-cell>
          <table:table-cell table:style-name="Таблица2.A1" office:value-type="string">
            <text:p text:style-name="P15">IP</text:p>
          </table:table-cell>
          <table:table-cell table:style-name="Таблица2.A1" office:value-type="string">
            <text:p text:style-name="P15">CR</text:p>
          </table:table-cell>
          <table:table-cell table:style-name="Таблица2.A1" office:value-type="string">
            <text:p text:style-name="P15">AR</text:p>
          </table:table-cell>
          <table:table-cell table:style-name="Таблица2.A1" office:value-type="string">
            <text:p text:style-name="P15">DR</text:p>
          </table:table-cell>
          <table:table-cell table:style-name="Таблица2.A1" office:value-type="string">
            <text:p text:style-name="P15">SP</text:p>
          </table:table-cell>
          <table:table-cell table:style-name="Таблица2.A1" office:value-type="string">
            <text:p text:style-name="P15">BR</text:p>
          </table:table-cell>
          <table:table-cell table:style-name="Таблица2.A1" office:value-type="string">
            <text:p text:style-name="P15">AC</text:p>
          </table:table-cell>
          <table:table-cell table:style-name="Таблица2.A1" office:value-type="string">
            <text:p text:style-name="P15">NZVC</text:p>
          </table:table-cell>
          <table:table-cell table:style-name="Таблица2.A1" office:value-type="string">
            <text:p text:style-name="P15">Адр</text:p>
          </table:table-cell>
          <table:table-cell table:style-name="Таблица2.L1" office:value-type="string">
            <text:p text:style-name="P15">Знчн</text:p>
          </table:table-cell>
        </table:table-row>
        <table:table-row>
          <table:table-cell table:style-name="Таблица2.A2" office:value-type="string">
            <text:p text:style-name="P21">38A</text:p>
          </table:table-cell>
          <table:table-cell table:style-name="Таблица2.A2" office:value-type="string">
            <text:p text:style-name="P21">0200</text:p>
          </table:table-cell>
          <table:table-cell table:style-name="Таблица2.A2" office:value-type="string">
            <text:p text:style-name="P21">38B</text:p>
          </table:table-cell>
          <table:table-cell table:style-name="Таблица2.A2" office:value-type="string">
            <text:p text:style-name="P21">0200</text:p>
          </table:table-cell>
          <table:table-cell table:style-name="Таблица2.A2" office:value-type="string">
            <text:p text:style-name="P21">38A</text:p>
          </table:table-cell>
          <table:table-cell table:style-name="Таблица2.A2" office:value-type="string">
            <text:p text:style-name="P21">0200</text:p>
          </table:table-cell>
          <table:table-cell table:style-name="Таблица2.A2" office:value-type="string">
            <text:p text:style-name="P21">000</text:p>
          </table:table-cell>
          <table:table-cell table:style-name="Таблица2.A2" office:value-type="string">
            <text:p text:style-name="P21">038A</text:p>
          </table:table-cell>
          <table:table-cell table:style-name="Таблица2.A2" office:value-type="string">
            <text:p text:style-name="P21">0000</text:p>
          </table:table-cell>
          <table:table-cell table:style-name="Таблица2.A2" office:value-type="string">
            <text:p text:style-name="P21">01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8B</text:p>
          </table:table-cell>
          <table:table-cell table:style-name="Таблица2.A2" office:value-type="string">
            <text:p text:style-name="P22">AEFB</text:p>
          </table:table-cell>
          <table:table-cell table:style-name="Таблица2.A2" office:value-type="string">
            <text:p text:style-name="P22">38C</text:p>
          </table:table-cell>
          <table:table-cell table:style-name="Таблица2.A2" office:value-type="string">
            <text:p text:style-name="P22">AEFB</text:p>
          </table:table-cell>
          <table:table-cell table:style-name="Таблица2.A2" office:value-type="string">
            <text:p text:style-name="P22">387</text:p>
          </table:table-cell>
          <table:table-cell table:style-name="Таблица2.A2" office:value-type="string">
            <text:p text:style-name="P22">0599</text:p>
          </table:table-cell>
          <table:table-cell table:style-name="Таблица2.A2" office:value-type="string">
            <text:p text:style-name="P22">000</text:p>
          </table:table-cell>
          <table:table-cell table:style-name="Таблица2.A2" office:value-type="string">
            <text:p text:style-name="P22">FFFB</text:p>
          </table:table-cell>
          <table:table-cell table:style-name="Таблица2.A2" office:value-type="string">
            <text:p text:style-name="P22">0599</text:p>
          </table:table-cell>
          <table:table-cell table:style-name="Таблица2.A2" office:value-type="string">
            <text:p text:style-name="P22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8C</text:p>
          </table:table-cell>
          <table:table-cell table:style-name="Таблица2.A2" office:value-type="string">
            <text:p text:style-name="P22">EEFB</text:p>
          </table:table-cell>
          <table:table-cell table:style-name="Таблица2.A2" office:value-type="string">
            <text:p text:style-name="P22">38D</text:p>
          </table:table-cell>
          <table:table-cell table:style-name="Таблица2.A2" office:value-type="string">
            <text:p text:style-name="P23">EEFB</text:p>
          </table:table-cell>
          <table:table-cell table:style-name="Таблица2.A2" office:value-type="string">
            <text:p text:style-name="P23">388</text:p>
          </table:table-cell>
          <table:table-cell table:style-name="Таблица2.A2" office:value-type="string">
            <text:p text:style-name="P23">0599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FFFB</text:p>
          </table:table-cell>
          <table:table-cell table:style-name="Таблица2.A2" office:value-type="string">
            <text:p text:style-name="P23">0599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23">388</text:p>
          </table:table-cell>
          <table:table-cell table:style-name="Таблица2.L2" office:value-type="string">
            <text:p text:style-name="P23">0599</text:p>
          </table:table-cell>
        </table:table-row>
        <table:table-row>
          <table:table-cell table:style-name="Таблица2.A2" office:value-type="string">
            <text:p text:style-name="P22">38D</text:p>
          </table:table-cell>
          <table:table-cell table:style-name="Таблица2.A2" office:value-type="string">
            <text:p text:style-name="P23">1207</text:p>
          </table:table-cell>
          <table:table-cell table:style-name="Таблица2.A2" office:value-type="string">
            <text:p text:style-name="P23">38E</text:p>
          </table:table-cell>
          <table:table-cell table:style-name="Таблица2.A2" office:value-type="string">
            <text:p text:style-name="P23">1207</text:p>
          </table:table-cell>
          <table:table-cell table:style-name="Таблица2.A2" office:value-type="string">
            <text:p text:style-name="P23">38D</text:p>
          </table:table-cell>
          <table:table-cell table:style-name="Таблица2.A2" office:value-type="string">
            <text:p text:style-name="P23">1207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8D</text:p>
          </table:table-cell>
          <table:table-cell table:style-name="Таблица2.A2" office:value-type="string">
            <text:p text:style-name="P23">0540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8E</text:p>
          </table:table-cell>
          <table:table-cell table:style-name="Таблица2.A2" office:value-type="string">
            <text:p text:style-name="P23">2F40</text:p>
          </table:table-cell>
          <table:table-cell table:style-name="Таблица2.A2" office:value-type="string">
            <text:p text:style-name="P23">38F</text:p>
          </table:table-cell>
          <table:table-cell table:style-name="Таблица2.A2" office:value-type="string">
            <text:p text:style-name="P23">2F40</text:p>
          </table:table-cell>
          <table:table-cell table:style-name="Таблица2.A2" office:value-type="string">
            <text:p text:style-name="P23">38E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8F</text:p>
          </table:table-cell>
          <table:table-cell table:style-name="Таблица2.A2" office:value-type="string">
            <text:p text:style-name="P23">F0FD</text:p>
          </table:table-cell>
          <table:table-cell table:style-name="Таблица2.A2" office:value-type="string">
            <text:p text:style-name="P23">390</text:p>
          </table:table-cell>
          <table:table-cell table:style-name="Таблица2.A2" office:value-type="string">
            <text:p text:style-name="P23">F0FD</text:p>
          </table:table-cell>
          <table:table-cell table:style-name="Таблица2.A2" office:value-type="string">
            <text:p text:style-name="P23">38F</text:p>
          </table:table-cell>
          <table:table-cell table:style-name="Таблица2.A2" office:value-type="string">
            <text:p text:style-name="P23">F0FD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8F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0</text:p>
          </table:table-cell>
          <table:table-cell table:style-name="Таблица2.A2" office:value-type="string">
            <text:p text:style-name="P23">A8F7</text:p>
          </table:table-cell>
          <table:table-cell table:style-name="Таблица2.A2" office:value-type="string">
            <text:p text:style-name="P23">391</text:p>
          </table:table-cell>
          <table:table-cell table:style-name="Таблица2.A2" office:value-type="string">
            <text:p text:style-name="P23">A8F7</text:p>
          </table:table-cell>
          <table:table-cell table:style-name="Таблица2.A2" office:value-type="string">
            <text:p text:style-name="P23">599</text:p>
          </table:table-cell>
          <table:table-cell table:style-name="Таблица2.A2" office:value-type="string">
            <text:p text:style-name="P23">FCEB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FFF7</text:p>
          </table:table-cell>
          <table:table-cell table:style-name="Таблица2.A2" office:value-type="string">
            <text:p text:style-name="P23">FCEB</text:p>
          </table:table-cell>
          <table:table-cell table:style-name="Таблица2.A2" office:value-type="string">
            <text:p text:style-name="P23">1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1</text:p>
          </table:table-cell>
          <table:table-cell table:style-name="Таблица2.A2" office:value-type="string">
            <text:p text:style-name="P23">1306</text:p>
          </table:table-cell>
          <table:table-cell table:style-name="Таблица2.A2" office:value-type="string">
            <text:p text:style-name="P23">392</text:p>
          </table:table-cell>
          <table:table-cell table:style-name="Таблица2.A2" office:value-type="string">
            <text:p text:style-name="P23">1306</text:p>
          </table:table-cell>
          <table:table-cell table:style-name="Таблица2.A2" office:value-type="string">
            <text:p text:style-name="P23">391</text:p>
          </table:table-cell>
          <table:table-cell table:style-name="Таблица2.A2" office:value-type="string">
            <text:p text:style-name="P23">1306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91</text:p>
          </table:table-cell>
          <table:table-cell table:style-name="Таблица2.A2" office:value-type="string">
            <text:p text:style-name="P23">FCEB</text:p>
          </table:table-cell>
          <table:table-cell table:style-name="Таблица2.A2" office:value-type="string">
            <text:p text:style-name="P23">1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2</text:p>
          </table:table-cell>
          <table:table-cell table:style-name="Таблица2.A2" office:value-type="string">
            <text:p text:style-name="P23">0600</text:p>
          </table:table-cell>
          <table:table-cell table:style-name="Таблица2.A2" office:value-type="string">
            <text:p text:style-name="P23">393</text:p>
          </table:table-cell>
          <table:table-cell table:style-name="Таблица2.A2" office:value-type="string">
            <text:p text:style-name="P23">0600</text:p>
          </table:table-cell>
          <table:table-cell table:style-name="Таблица2.A2" office:value-type="string">
            <text:p text:style-name="P23">392</text:p>
          </table:table-cell>
          <table:table-cell table:style-name="Таблица2.A2" office:value-type="string">
            <text:p text:style-name="P23">0600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92</text:p>
          </table:table-cell>
          <table:table-cell table:style-name="Таблица2.A2" office:value-type="string">
            <text:p text:style-name="P23">FFEB</text:p>
          </table:table-cell>
          <table:table-cell table:style-name="Таблица2.A2" office:value-type="string">
            <text:p text:style-name="P23">1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3</text:p>
          </table:table-cell>
          <table:table-cell table:style-name="Таблица2.A2" office:value-type="string">
            <text:p text:style-name="P23">2EF5</text:p>
          </table:table-cell>
          <table:table-cell table:style-name="Таблица2.A2" office:value-type="string">
            <text:p text:style-name="P23">394</text:p>
          </table:table-cell>
          <table:table-cell table:style-name="Таблица2.A2" office:value-type="string">
            <text:p text:style-name="P23">2EF5</text:p>
          </table:table-cell>
          <table:table-cell table:style-name="Таблица2.A2" office:value-type="string">
            <text:p text:style-name="P23">389</text:p>
          </table:table-cell>
          <table:table-cell table:style-name="Таблица2.A2" office:value-type="string">
            <text:p text:style-name="P23">000D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FFF5</text:p>
          </table:table-cell>
          <table:table-cell table:style-name="Таблица2.A2" office:value-type="string">
            <text:p text:style-name="P23">0009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4</text:p>
          </table:table-cell>
          <table:table-cell table:style-name="Таблица2.A2" office:value-type="string">
            <text:p text:style-name="P23">F00A</text:p>
          </table:table-cell>
          <table:table-cell table:style-name="Таблица2.A2" office:value-type="string">
            <text:p text:style-name="P23">395</text:p>
          </table:table-cell>
          <table:table-cell table:style-name="Таблица2.A2" office:value-type="string">
            <text:p text:style-name="P23">F00A</text:p>
          </table:table-cell>
          <table:table-cell table:style-name="Таблица2.A2" office:value-type="string">
            <text:p text:style-name="P23">394</text:p>
          </table:table-cell>
          <table:table-cell table:style-name="Таблица2.A2" office:value-type="string">
            <text:p text:style-name="P23">F00A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94</text:p>
          </table:table-cell>
          <table:table-cell table:style-name="Таблица2.A2" office:value-type="string">
            <text:p text:style-name="P23">0009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5</text:p>
          </table:table-cell>
          <table:table-cell table:style-name="Таблица2.A2" office:value-type="string">
            <text:p text:style-name="P23">1207</text:p>
          </table:table-cell>
          <table:table-cell table:style-name="Таблица2.A2" office:value-type="string">
            <text:p text:style-name="P23">396</text:p>
          </table:table-cell>
          <table:table-cell table:style-name="Таблица2.A2" office:value-type="string">
            <text:p text:style-name="P23">1207</text:p>
          </table:table-cell>
          <table:table-cell table:style-name="Таблица2.A2" office:value-type="string">
            <text:p text:style-name="P23">395</text:p>
          </table:table-cell>
          <table:table-cell table:style-name="Таблица2.A2" office:value-type="string">
            <text:p text:style-name="P23">1207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95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6</text:p>
          </table:table-cell>
          <table:table-cell table:style-name="Таблица2.A2" office:value-type="string">
            <text:p text:style-name="P23">2F40</text:p>
          </table:table-cell>
          <table:table-cell table:style-name="Таблица2.A2" office:value-type="string">
            <text:p text:style-name="P23">397</text:p>
          </table:table-cell>
          <table:table-cell table:style-name="Таблица2.A2" office:value-type="string">
            <text:p text:style-name="P23">2F40</text:p>
          </table:table-cell>
          <table:table-cell table:style-name="Таблица2.A2" office:value-type="string">
            <text:p text:style-name="P23">396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7</text:p>
          </table:table-cell>
          <table:table-cell table:style-name="Таблица2.A2" office:value-type="string">
            <text:p text:style-name="P23">F0FD</text:p>
          </table:table-cell>
          <table:table-cell table:style-name="Таблица2.A2" office:value-type="string">
            <text:p text:style-name="P23">398</text:p>
          </table:table-cell>
          <table:table-cell table:style-name="Таблица2.A2" office:value-type="string">
            <text:p text:style-name="P23">F0FD</text:p>
          </table:table-cell>
          <table:table-cell table:style-name="Таблица2.A2" office:value-type="string">
            <text:p text:style-name="P23">397</text:p>
          </table:table-cell>
          <table:table-cell table:style-name="Таблица2.A2" office:value-type="string">
            <text:p text:style-name="P23">F0FD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97</text:p>
          </table:table-cell>
          <table:table-cell table:style-name="Таблица2.A2" office:value-type="string">
            <text:p text:style-name="P23">0040</text:p>
          </table:table-cell>
          <table:table-cell table:style-name="Таблица2.A2" office:value-type="string">
            <text:p text:style-name="P23">0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able:table-row>
          <table:table-cell table:style-name="Таблица2.A2" office:value-type="string">
            <text:p text:style-name="P22">398</text:p>
          </table:table-cell>
          <table:table-cell table:style-name="Таблица2.A2" office:value-type="string">
            <text:p text:style-name="P23">AAEF</text:p>
          </table:table-cell>
          <table:table-cell table:style-name="Таблица2.A2" office:value-type="string">
            <text:p text:style-name="P23">399</text:p>
          </table:table-cell>
          <table:table-cell table:style-name="Таблица2.A2" office:value-type="string">
            <text:p text:style-name="P23">AAEF</text:p>
          </table:table-cell>
          <table:table-cell table:style-name="Таблица2.A2" office:value-type="string">
            <text:p text:style-name="P23">599</text:p>
          </table:table-cell>
          <table:table-cell table:style-name="Таблица2.A2" office:value-type="string">
            <text:p text:style-name="P23">FCEB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FFEF</text:p>
          </table:table-cell>
          <table:table-cell table:style-name="Таблица2.A2" office:value-type="string">
            <text:p text:style-name="P23">FCEB</text:p>
          </table:table-cell>
          <table:table-cell table:style-name="Таблица2.A2" office:value-type="string">
            <text:p text:style-name="P23">1000</text:p>
          </table:table-cell>
          <table:table-cell table:style-name="Таблица2.A2" office:value-type="string">
            <text:p text:style-name="P23">388</text:p>
          </table:table-cell>
          <table:table-cell table:style-name="Таблица2.L2" office:value-type="string">
            <text:p text:style-name="P23">059A</text:p>
          </table:table-cell>
        </table:table-row>
        <table:table-row>
          <table:table-cell table:style-name="Таблица2.A2" office:value-type="string">
            <text:p text:style-name="P22">399</text:p>
          </table:table-cell>
          <table:table-cell table:style-name="Таблица2.A2" office:value-type="string">
            <text:p text:style-name="P23">0680</text:p>
          </table:table-cell>
          <table:table-cell table:style-name="Таблица2.A2" office:value-type="string">
            <text:p text:style-name="P23">39A</text:p>
          </table:table-cell>
          <table:table-cell table:style-name="Таблица2.A2" office:value-type="string">
            <text:p text:style-name="P23">0680</text:p>
          </table:table-cell>
          <table:table-cell table:style-name="Таблица2.A2" office:value-type="string">
            <text:p text:style-name="P23">399</text:p>
          </table:table-cell>
          <table:table-cell table:style-name="Таблица2.A2" office:value-type="string">
            <text:p text:style-name="P23">0680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99</text:p>
          </table:table-cell>
          <table:table-cell table:style-name="Таблица2.A2" office:value-type="string">
            <text:p text:style-name="P23">EBFC</text:p>
          </table:table-cell>
          <table:table-cell table:style-name="Таблица2.A2" office:value-type="string">
            <text:p text:style-name="P23">1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  <text:soft-page-break/>
        <table:table-row>
          <table:table-cell table:style-name="Таблица2.A2" office:value-type="string">
            <text:p text:style-name="P22">39A</text:p>
          </table:table-cell>
          <table:table-cell table:style-name="Таблица2.A2" office:value-type="string">
            <text:p text:style-name="P23">1306</text:p>
          </table:table-cell>
          <table:table-cell table:style-name="Таблица2.A2" office:value-type="string">
            <text:p text:style-name="P23">39B</text:p>
          </table:table-cell>
          <table:table-cell table:style-name="Таблица2.A2" office:value-type="string">
            <text:p text:style-name="P23">1306</text:p>
          </table:table-cell>
          <table:table-cell table:style-name="Таблица2.A2" office:value-type="string">
            <text:p text:style-name="P23">39A</text:p>
          </table:table-cell>
          <table:table-cell table:style-name="Таблица2.A2" office:value-type="string">
            <text:p text:style-name="P23">1306</text:p>
          </table:table-cell>
          <table:table-cell table:style-name="Таблица2.A2" office:value-type="string">
            <text:p text:style-name="P23">000</text:p>
          </table:table-cell>
          <table:table-cell table:style-name="Таблица2.A2" office:value-type="string">
            <text:p text:style-name="P23">039A</text:p>
          </table:table-cell>
          <table:table-cell table:style-name="Таблица2.A2" office:value-type="string">
            <text:p text:style-name="P23">EBFC</text:p>
          </table:table-cell>
          <table:table-cell table:style-name="Таблица2.A2" office:value-type="string">
            <text:p text:style-name="P23">1000</text:p>
          </table:table-cell>
          <table:table-cell table:style-name="Таблица2.A2" office:value-type="string">
            <text:p text:style-name="P16"/>
          </table:table-cell>
          <table:table-cell table:style-name="Таблица2.L2" office:value-type="string">
            <text:p text:style-name="P16"/>
          </table:table-cell>
        </table:table-row>
      </table:table>
      <text:p text:style-name="P28"/>
      <text:h text:style-name="Heading_20_1" text:outline-level="1">Вывод</text:h>
      <text:p text:style-name="P30">Во время выполнения данной лабораторной работы я ознакомился с программой асинхронного обмена данных через внешние устройства с БЭВМ, со способами представления строк, командами ввода — вывода. Также я попрактиковался с выводом данных на ВУ-3.</text:p>
      <text:p text:style-name="P41"><text:line-break/></text:p>
      <text:h text:style-name="P31" text:outline-level="1">Дополнительное задание</text:h>
      <text:p text:style-name="P42">По заданному месяцу вывести знак зодиака </text:p>
      <text:p text:style-name="P42">ORG 0x100 </text:p>
      <text:p text:style-name="P42">CURRENT_MONTH: WORD 0x0000</text:p>
      <text:p text:style-name="P42">STOPIO: WORD 0x000D</text:p>
      <text:p text:style-name="P42">START_SCH: WORD 0x105</text:p>
      <text:p text:style-name="P42">CURRENT: WORD ?</text:p>
      <text:p text:style-name="P42">RES: WORD ? ;введенное число </text:p>
      <text:p text:style-name="P42">SCH: WORD 0x105</text:p>
      <text:p text:style-name="P42">M1: WORD 0x400</text:p>
      <text:p text:style-name="P42">M2: WORD 0x404</text:p>
      <text:p text:style-name="P42">M3: WORD 0x408</text:p>
      <text:p text:style-name="P42">M4: WORD 0x40B</text:p>
      <text:p text:style-name="P42">M5: WORD 0x40E</text:p>
      <text:p text:style-name="P42">M6: WORD 0x411</text:p>
      <text:p text:style-name="P42">M7: WORD 0x416</text:p>
      <text:p text:style-name="P42">M8: WORD 0x418</text:p>
      <text:p text:style-name="P42">M9: WORD 0x41A</text:p>
      <text:p text:style-name="P42">M10: WORD 0x41D</text:p>
      <text:p text:style-name="P42">M11: WORD 0x420</text:p>
      <text:p text:style-name="P42">M12: WORD 0x425</text:p>
      <text:p text:style-name="P42">START: CLA </text:p>
      <text:p text:style-name="P42"><text:s text:c="2"/>S1: IN 0x5 </text:p>
      <text:p text:style-name="P42"><text:s text:c="2"/>AND #0x40 </text:p>
      <text:p text:style-name="P42"><text:s text:c="2"/>BEQ S1 </text:p>
      <text:p text:style-name="P42"><text:s text:c="2"/>IN 0x04 </text:p>
      <text:p text:style-name="P42"><text:s text:c="2"/>SXTB</text:p>
      <text:p text:style-name="P42"><text:s text:c="2"/>CMP #0xD</text:p>
      <text:p text:style-name="P42"><text:s text:c="2"/>BPL LEAVE</text:p>
      <text:p text:style-name="P42"><text:s text:c="2"/>ST RES </text:p>
      <text:p text:style-name="P42"><text:s text:c="2"/>CLA</text:p>
      <text:p text:style-name="P42"><text:soft-page-break/><text:s text:c="2"/>C0: </text:p>
      <text:p text:style-name="P42"><text:s text:c="2"/>LD SCH</text:p>
      <text:p text:style-name="P42"><text:s text:c="2"/>INC </text:p>
      <text:p text:style-name="P42"><text:s text:c="2"/>ST SCH</text:p>
      <text:p text:style-name="P42"><text:s text:c="2"/>LD CURRENT_MONTH</text:p>
      <text:p text:style-name="P42"><text:s text:c="2"/>INC </text:p>
      <text:p text:style-name="P42"><text:s text:c="2"/>SXTB</text:p>
      <text:p text:style-name="P42"><text:s text:c="2"/>CMP RES</text:p>
      <text:p text:style-name="P42"><text:s text:c="2"/>ST CURRENT_MONTH </text:p>
      <text:p text:style-name="P42"><text:s text:c="2"/>BNE C0 </text:p>
      <text:p text:style-name="P42"><text:s text:c="2"/>LD (SCH)+</text:p>
      <text:p text:style-name="P42"><text:s text:c="2"/>ST CURRENT</text:p>
      <text:p text:style-name="P42"><text:s text:c="2"/></text:p>
      <text:p text:style-name="P42"><text:s text:c="2"/>L1: IN 0xD</text:p>
      <text:p text:style-name="P42"><text:s text:c="4"/>AND #0x40 </text:p>
      <text:p text:style-name="P42"><text:s text:c="4"/>BEQ L1</text:p>
      <text:p text:style-name="P42"><text:s text:c="4"/>LD (CURRENT)</text:p>
      <text:p text:style-name="P42"><text:s text:c="4"/>OUT 0xC </text:p>
      <text:p text:style-name="P42"><text:s text:c="4"/>SXTB </text:p>
      <text:p text:style-name="P42"><text:s text:c="4"/>CMP STOPIO</text:p>
      <text:p text:style-name="P42"><text:s text:c="4"/>BEQ LEAVE </text:p>
      <text:p text:style-name="P42"><text:s text:c="2"/>L2: IN 0xD </text:p>
      <text:p text:style-name="P42"><text:s text:c="4"/>AND #0x40 </text:p>
      <text:p text:style-name="P42"><text:s text:c="4"/>BEQ L2 </text:p>
      <text:p text:style-name="P42"><text:s text:c="4"/>LD (CURRENT)+</text:p>
      <text:p text:style-name="P42"><text:s text:c="4"/>SWAB</text:p>
      <text:p text:style-name="P42"><text:s text:c="4"/>OUT 0xC </text:p>
      <text:p text:style-name="P42"><text:s text:c="4"/>SXTB </text:p>
      <text:p text:style-name="P42"><text:s text:c="4"/>CMP STOPIO </text:p>
      <text:p text:style-name="P42"><text:s text:c="4"/>BEQ LEAVE</text:p>
      <text:p text:style-name="P42"><text:s text:c="2"/>JUMP L1</text:p>
      <text:p text:style-name="P42"/>
      <text:p text:style-name="P42"><text:soft-page-break/>LEAVE: CLA </text:p>
      <text:p text:style-name="P42">ST CURRENT_MONTH</text:p>
      <text:p text:style-name="P42">LD START_SCH </text:p>
      <text:p text:style-name="P42">ST SCH</text:p>
      <text:p text:style-name="P42">HLT</text:p>
      <text:p text:style-name="P42">JUMP START</text:p>
      <text:p text:style-name="P42"/>
      <text:p text:style-name="P42">ORG 0x400</text:p>
      <text:p text:style-name="P42">WORD 0xCFCB ; ОК</text:p>
      <text:p text:style-name="P42">WORD 0XC5DA ; ЕЗ</text:p>
      <text:p text:style-name="P42">WORD 0xCFD2 ; ОР</text:p>
      <text:p text:style-name="P42">WORD 0x0DC7; STOPIO Г</text:p>
      <text:p text:style-name="P42"/>
      <text:p text:style-name="P42">WORD 0xCFD7;ов </text:p>
      <text:p text:style-name="P42">WORD 0xCFC4;од</text:p>
      <text:p text:style-name="P42">WORD 0xC5CC;ел</text:p>
      <text:p text:style-name="P42">WORD 0x0DCA;STOPIO й </text:p>
      <text:p text:style-name="P42"/>
      <text:p text:style-name="P42">WORD 0xD9D2 ;ЫР</text:p>
      <text:p text:style-name="P42">WORD 0xD9C2 ;ЫБ</text:p>
      <text:p text:style-name="P42">WORD 0x000D ;STOPIO </text:p>
      <text:p text:style-name="P42"/>
      <text:p text:style-name="P42">WORD 0xD7CF ;ВО</text:p>
      <text:p text:style-name="P42">WORD 0xCEC5 ;НЕ</text:p>
      <text:p text:style-name="P42">WORD 0x000D ; STOPIO</text:p>
      <text:p text:style-name="P42"/>
      <text:p text:style-name="P42">WORD 0xC5D4;ЕТ</text:p>
      <text:p text:style-name="P42">WORD 0xC5CC;ЕЛ</text:p>
      <text:p text:style-name="P42">WORD 0x0DC3;STOPIO Ц</text:p>
      <text:p text:style-name="P42"/>
      <text:p text:style-name="P42">WORD 0xCCC2 ;ЛБ</text:p>
      <text:p text:style-name="P42">WORD 0xDAC9 ;ЗИ</text:p>
      <text:p text:style-name="P42"><text:soft-page-break/>WORD 0xC5CE ;ЕН </text:p>
      <text:p text:style-name="P42">WORD 0xD9C3 ;ЫЦ</text:p>
      <text:p text:style-name="P42">WORD 0x000D ; STOPIO</text:p>
      <text:p text:style-name="P42"/>
      <text:p text:style-name="P42">WORD 0xC1B2; АР</text:p>
      <text:p text:style-name="P42">WORD 0x0D;STOPIO К</text:p>
      <text:p text:style-name="P42"/>
      <text:p text:style-name="P42">WORD 0xC5CC ;ЕЛ</text:p>
      <text:p text:style-name="P42">WORD 0x0DD7 ;STOPIO В</text:p>
      <text:p text:style-name="P42"/>
      <text:p text:style-name="P42">WORD 0xC5C4 ;ЕД</text:p>
      <text:p text:style-name="P42">WORD 0xC1D7 ;АВ</text:p>
      <text:p text:style-name="P42">WORD 0x000D ;STOPIO</text:p>
      <text:p text:style-name="P42"/>
      <text:p text:style-name="P42">WORD 0xC5D7 ;ЕВ</text:p>
      <text:p text:style-name="P42">WORD 0xD9D3 ;ЫС</text:p>
      <text:p text:style-name="P42">WORD 0x000D ;STOPIO</text:p>
      <text:p text:style-name="P42"/>
      <text:p text:style-name="P42">WORD 0xCBD3 ;КС</text:p>
      <text:p text:style-name="P42">WORD 0xD2CF ;РО</text:p>
      <text:p text:style-name="P42">WORD 0xC9D0;ИП</text:p>
      <text:p text:style-name="P42">WORD 0xCECF;НО</text:p>
      <text:p text:style-name="P42">WORD 0x000D ;STOPIO</text:p>
      <text:p text:style-name="P42"/>
      <text:p text:style-name="P42">WORD 0xD4D3 ;ТС</text:p>
      <text:p text:style-name="P42">WORD 0xC5D2 ;ЕР</text:p>
      <text:p text:style-name="P42">WORD 0xC5CC ;ЕЛ </text:p>
      <text:p text:style-name="P42">WORD 0x0DC3 ;STOPIO Ц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23:15:16.683573699</meta:creation-date>
    <meta:generator>LibreOffice/7.3.7.2$Linux_X86_64 LibreOffice_project/30$Build-2</meta:generator>
    <dc:date>2024-08-04T17:24:38.261220933</dc:date>
    <meta:editing-duration>PT1H33M57S</meta:editing-duration>
    <meta:editing-cycles>7</meta:editing-cycles>
    <meta:document-statistic meta:table-count="2" meta:image-count="0" meta:object-count="0" meta:page-count="11" meta:paragraph-count="496" meta:word-count="1275" meta:character-count="7260" meta:non-whitespace-character-count="6235"/>
  </office:meta>
</office:document-meta>
</file>